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2EC000001BC3F1621B8.png"/>
  <manifest:file-entry manifest:media-type="image/png" manifest:full-path="Pictures/10000201000002C400000164AD1E6DB2.png"/>
  <manifest:file-entry manifest:media-type="image/png" manifest:full-path="Pictures/10000201000003740000028C7638E7D1.png"/>
  <manifest:file-entry manifest:media-type="image/svg+xml" manifest:full-path="Pictures/1000592C0000708F000042B2492F881C.svg"/>
  <manifest:file-entry manifest:media-type="image/png" manifest:full-path="Pictures/1000020100000326000004D62E2A4EBB.png"/>
  <manifest:file-entry manifest:media-type="image/png" manifest:full-path="Pictures/1000020100000324000001DF82AFE840.png"/>
  <manifest:file-entry manifest:media-type="image/png" manifest:full-path="Pictures/100002010000039700000220E2521841.png"/>
  <manifest:file-entry manifest:media-type="image/png" manifest:full-path="Pictures/10000201000003DC0000027C23AA092F.png"/>
  <manifest:file-entry manifest:media-type="image/png" manifest:full-path="Pictures/1000020100000344000002641E7D6F27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alibri"/>
    </style:style>
    <style:style style:name="P2" style:family="paragraph" style:parent-style-name="Text_20_body">
      <style:text-properties style:font-name="Calibri" fo:font-weight="bold" style:font-weight-asian="bold" style:font-weight-complex="bold"/>
    </style:style>
    <style:style style:name="P3" style:family="paragraph" style:parent-style-name="Text_20_body">
      <style:text-properties style:font-name="Calibri" fo:font-weight="normal" style:font-weight-asian="normal" style:font-weight-complex="normal"/>
    </style:style>
    <style:style style:name="P4" style:family="paragraph" style:parent-style-name="Text_20_body">
      <style:paragraph-properties fo:line-height="100%"/>
      <style:text-properties style:font-name="Calibri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5" style:family="paragraph" style:parent-style-name="Text_20_body">
      <style:text-properties style:font-name="Calibri" fo:font-size="12pt" style:font-size-asian="12pt" style:font-size-complex="12pt"/>
    </style:style>
    <style:style style:name="P6" style:family="paragraph" style:parent-style-name="Text_20_body">
      <style:paragraph-properties fo:line-height="100%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line-height="100%"/>
    </style:style>
    <style:style style:name="P8" style:family="paragraph" style:parent-style-name="Text_20_body">
      <style:text-properties fo:color="#000000" style:font-name="Calibri" fo:font-weight="bold" style:font-weight-asian="bold" style:font-weight-complex="bold"/>
    </style:style>
    <style:style style:name="P9" style:family="paragraph" style:parent-style-name="Text_20_body">
      <style:paragraph-properties fo:text-align="start" style:justify-single-word="false" fo:break-before="page"/>
      <style:text-properties style:font-name="Calibri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0" style:family="paragraph" style:parent-style-name="Text_20_body">
      <style:paragraph-properties fo:break-before="page"/>
      <style:text-properties fo:color="#000000" style:font-name="Calibri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16pt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Calibri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Footer">
      <style:text-properties style:font-name="Calibri" fo:font-size="10pt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 fo:break-before="page"/>
      <style:text-properties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P24" style:family="paragraph" style:parent-style-name="Text_20_body" style:list-style-name="L1">
      <style:paragraph-properties fo:line-height="100%"/>
      <style:text-properties style:font-name="Calibri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Calibri" fo:font-weight="normal" style:font-weight-asian="normal" style:font-weight-complex="normal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font-size="14pt" style:text-underline-style="none" style:font-size-asian="14pt" style:font-size-complex="14pt"/>
    </style:style>
    <style:style style:name="T9" style:family="text">
      <style:text-properties fo:color="#0000ff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pécification et </text:p>
      <text:p text:style-name="P12">test de l'application Skaïpeuh</text:p>
      <text:p text:style-name="P13"/>
      <text:p text:style-name="P14"/>
      <text:p text:style-name="P16">Chapitre 1<text:span text:style-name="T1"> :</text:span></text:p>
      <text:p text:style-name="P15"/>
      <text:p text:style-name="P8">1)</text:p>
      <text:p text:style-name="P1"><text:span text:style-name="T7"><text:tab/></text:span>L'application Skaipeuh consistera en un système de communication entre utilisateurs. Ainsi <text:s/>elle devra permettre à un client de se connecter à un groupe d'utilisateurs sur le réseau. </text:p>
      <text:p text:style-name="P1"><text:tab/>Une fois connecté, le client pourra avoir accès à une liste <text:s/>des personnes présentes sur ce même réseau. Cette liste sera mise à jour en temps réel et comprendra l'ensemble des personnes avec qui le client pourra échanger des messages.</text:p>
      <text:p text:style-name="P1"><text:tab/>Ces échanges s’effectueront avec une personne à la fois et offriront aux deux parties la possibilité d'envoyer un fichier si le destinataire l'accepte. De plus, ils pourront chacun mettre un terme à la conversation <text:s/>lorsqu'ils le souhaitent et ainsi être à nouveau disponible sur le réseau pour entamer une <text:s/>nouvelle discussion.</text:p>
      <text:p text:style-name="P1"><draw:frame draw:style-name="fr1" draw:name="images1" text:anchor-type="paragraph" svg:x="0.009cm" svg:y="1.346cm" svg:width="17cm" svg:height="12.444cm" draw:z-index="0"><draw:image xlink:href="Pictures/1000020100000344000002641E7D6F27.png" xlink:type="simple" xlink:show="embed" xlink:actuate="onLoad"/></draw:frame><text:tab/>Enfin, une personne connectée pourra être bannie si deux autres membres du groupe l'ordonnent .</text:p>
      <text:p text:style-name="P1"/>
      <text:p text:style-name="P8">2.a)</text:p>
      <text:p text:style-name="P8">Diagrammes de séquence</text:p>
      <text:p text:style-name="P2"><draw:frame draw:style-name="fr1" draw:name="images3" text:anchor-type="paragraph" svg:x="-0.238cm" svg:y="-0.101cm" svg:width="17cm" svg:height="10.126cm" draw:z-index="2"><draw:image xlink:href="Pictures/1000020100000324000001DF82AFE840.png" xlink:type="simple" xlink:show="embed" xlink:actuate="onLoad"/></draw:frame><text:soft-page-break/></text:p>
      <text:p text:style-name="P2"/>
      <text:p text:style-name="P2"><draw:frame draw:style-name="fr1" draw:name="images2" text:anchor-type="paragraph" svg:x="-0.291cm" svg:y="-0.011cm" svg:width="17cm" svg:height="10.941cm" draw:z-index="1"><draw:image xlink:href="Pictures/10000201000003DC0000027C23AA092F.png" xlink:type="simple" xlink:show="embed" xlink:actuate="onLoad"/></draw:frame></text:p>
      <text:p text:style-name="P2"/>
      <text:p text:style-name="P2"/>
      <text:p text:style-name="P2"/>
      <text:p text:style-name="P2"><text:soft-page-break/></text:p>
      <text:p text:style-name="P2"><draw:frame draw:style-name="fr2" draw:name="images51" text:anchor-type="paragraph" svg:width="17cm" svg:height="10.074cm" draw:z-index="3"><draw:image xlink:href="Pictures/100002010000039700000220E2521841.png" xlink:type="simple" xlink:show="embed" xlink:actuate="onLoad"/><draw:image xlink:href="Pictures/1000592C0000708F000042B2492F881C.svg" xlink:type="simple" xlink:show="embed" xlink:actuate="onLoad"/></draw:frame></text:p>
      <text:p text:style-name="P2"/>
      <text:p text:style-name="P2"><draw:frame draw:style-name="fr2" draw:name="images6" text:anchor-type="paragraph" svg:width="17cm" svg:height="12.538cm" draw:z-index="4"><draw:image xlink:href="Pictures/10000201000003740000028C7638E7D1.png" xlink:type="simple" xlink:show="embed" xlink:actuate="onLoad"/></draw:frame></text:p>
      <text:p text:style-name="P2"><text:soft-page-break/>Diagrammes etats transitions</text:p>
      <text:p text:style-name="P2"><draw:frame draw:style-name="fr1" draw:name="images7" text:anchor-type="paragraph" svg:x="0cm" svg:y="0.295cm" svg:width="17cm" svg:height="10.089cm" draw:z-index="5"><draw:image xlink:href="Pictures/10000201000002EC000001BC3F1621B8.png" xlink:type="simple" xlink:show="embed" xlink:actuate="onLoad"/></draw:frame></text:p>
      <text:p text:style-name="P2"><draw:frame draw:style-name="fr2" draw:name="images8" text:anchor-type="paragraph" svg:width="17cm" svg:height="8.546cm" draw:z-index="6"><draw:image xlink:href="Pictures/10000201000002C400000164AD1E6DB2.png" xlink:type="simple" xlink:show="embed" xlink:actuate="onLoad"/></draw:frame></text:p>
      <text:p text:style-name="P2"/>
      <text:p text:style-name="P10">b)</text:p>
      <text:p text:style-name="P2"><text:tab/><text:span text:style-name="T3">Afin de pouvoir utiliser l'application, le client est contraint de choisir un pseudo dont la longueur est comprise entre </text:span>1 et 8 caractères. <text:span text:style-name="T3">Il doit également affecter à son serveur un numéro de port libre (</text:span>entre 49152 et 65535<text:span text:style-name="T3">) sur lequel il pourra être joint.</text:span></text:p>
      <text:p text:style-name="P3"><text:tab/>Un client ne peut à lui seul bannir un autre utilisateur. En outre, il ne peut communiquer qu'avec une personne à la fois. Enfin , il ne peut <text:s/>pas refuser une demande de communication privée.</text:p>
      <text:p text:style-name="P2"><text:span text:style-name="T3"><text:tab/>Pour se déconnecter, le client doit impérativement envoyer un message du type </text:span>BYE</text:p>
      <text:p text:style-name="P2"/>
      <text:p text:style-name="P8">c)</text:p>
      <text:p text:style-name="P7"><text:tab/><text:span text:style-name="T4">L'application sera implémentée en langage C ou JAVA et devra <text:s/>permettre l'interopérabilité. Elle se divisera en </text:span><text:span text:style-name="T5">deux parties</text:span><text:span text:style-name="T4"> :</text:span></text:p>
      <text:list xml:id="list9702473424899880" text:style-name="L1">
        <text:list-item>
          <text:list>
            <text:list-header>
              <text:p text:style-name="P24"><text:span text:style-name="T6">1.</text:span><text:span text:style-name="T3"> la phase d'entrée dans le système qui utilisera le protocole UDP</text:span></text:p>
              <text:p text:style-name="P24"><text:span text:style-name="T6">2.</text:span><text:span text:style-name="T3"> les communications privées qui utiliseront le protocole TCP</text:span></text:p>
            </text:list-header>
          </text:list>
        </text:list-item>
      </text:list>
      <text:p text:style-name="P4">Protocole partie 1</text:p>
      <text:p text:style-name="P2"><text:span text:style-name="T3"><text:tab/>L'entrée dans le système consistera à envoyer un message de multidiffusion au groupe d'utilisateurs dont l'IP est </text:span>224.5.6.7<text:span text:style-name="T3"> sur le port </text:span>9876<text:span text:style-name="T3">. Ce message sera de la forme <text:s/>« </text:span>HLO user machine port<text:span text:style-name="T3"> »*  et permettra d'avertir les membres du groupe de son arrivée.</text:span></text:p>
      <text:p text:style-name="P2"><text:span text:style-name="T3"><text:tab/>À réception d’un message de type </text:span>HLO<text:span text:style-name="T3">, chaque application présente dans le système répond par un message ￼ ￼ « </text:span> IAM user machine port »* .<text:span text:style-name="T3"> Ainsi chaque <text:s/>client sera <text:s/>prévenu de l’existence d’applications déjà présentes. </text:span></text:p>
      <text:p text:style-name="P3"><text:tab/>Lorsqu’un utilisateur souhaite se déconnecter du système, son application devra envoyer un message multi-diffusé de la forme ￼ ￼ «<text:span text:style-name="T6"> BYE user </text:span>»<text:span text:style-name="T8">*</text:span></text:p>
      <text:p text:style-name="P3"><text:tab/>Pour mettre à jour sa liste de personnes connectées, une application peut à tout moment <text:s/>via <text:s/>un message multi-diffusé du type <text:span text:style-name="T6">RFH </text:span>demander aux autres applications de renvoyer un message du type <text:span text:style-name="T6">IAM.</text:span></text:p>
      <text:p text:style-name="P3"><text:span text:style-name="T6"><text:tab/></text:span>Enfin , un message multi-diffusé du type <text:span text:style-name="T6">« BAN user »* </text:span>forcera l'application concernée à retourner un message du type <text:span text:style-name="T6">BYE </text:span>et donc signaler sa déconnection .</text:p>
      <text:p text:style-name="P4">Protocole partie 2</text:p>
      <text:p text:style-name="P6"><text:tab/>Les communications privées s’effectueront via le protocole TCP sous forme de messages de la forme « <text:span text:style-name="T6">MSG length seqchars ». </text:span>L'échange débutera dés lors où la connexion entre le client de l'application et le serveur du destinataire est établie. </text:p>
      <text:p text:style-name="P3"><text:tab/>L’échange prend fin lorsque l’une des deux parties envoie un message ￼<text:span text:style-name="T6"> CLO</text:span> ￼ sur le canal de communication.</text:p>
      <text:p text:style-name="P3"><text:tab/>Durant la communication l’une des deux parties peut souhaiter envoyer un fichier à l’autre via un message de la forme «<text:span text:style-name="T6"> FIL filelength filename </text:span><text:span text:style-name="T6">port »</text:span><text:span text:style-name="T8"><text:note text:id="ftn1" text:note-class="footnote"><text:note-citation text:label="*">*</text:note-citation><text:note-body><text:p text:style-name="P19">confère annexe à la fin du document</text:p></text:note-body></text:note></text:span><text:span text:style-name="T6"> . <text:s/></text:span>Si le receveur accepte l’échange, il renvoie un simple message ￼ <text:span text:style-name="T6">ACK</text:span> sinon <text:span text:style-name="T6">NAK.</text:span></text:p>
      <text:p text:style-name="P3"><text:span text:style-name="T6"><text:tab/></text:span>La réception du fichier doit s'effectuer <text:span text:style-name="T6">en parallèle de la discussion engagée</text:span>. Le fichier reçu doit être enregistrer dans le répertoire <text:span text:style-name="T6">dowloads</text:span> du répertoire privé de l'utilisateur.</text:p>
      <text:p text:style-name="P11">Chapitre 2<text:span text:style-name="T1"> </text:span><text:span text:style-name="T2">:</text:span></text:p>
      <text:p text:style-name="P22"/>
      <text:p text:style-name="P22">Diagramme de classe</text:p>
      <text:p text:style-name="P15"><draw:frame draw:style-name="fr1" draw:name="images4" text:anchor-type="paragraph" svg:x="0.907cm" svg:y="0.785cm" svg:width="15.877cm" svg:height="24.386cm" draw:z-index="7"><draw:image xlink:href="Pictures/1000020100000326000004D62E2A4EBB.png" xlink:type="simple" xlink:show="embed" xlink:actuate="onLoad"/></draw:frame></text:p>
      <text:p text:style-name="P23"><text:span text:style-name="T10"/></text:p>
      <text:p text:style-name="P23"><text:span text:style-name="T10">Chapitre 3</text:span> :</text:p>
      <text:p text:style-name="P15"/>
      <text:p text:style-name="P15"><text:tab/>Dans le cadre de notre projet, nous avons implémenté la totalité des fonctionnalités de l'application en langage C ainsi qu'en <text:s/>JAVA. En voici donc la liste :</text:p>
      <text:list xml:id="list8900202733687390846" text:style-name="L2">
        <text:list-item>
          <text:list>
            <text:list-item>
              <text:p text:style-name="P21">Interopérabilité C et JAVA</text:p>
            </text:list-item>
            <text:list-item>
              <text:p text:style-name="P21">Connexion au groupe de multidiffusion</text:p>
            </text:list-item>
            <text:list-item>
              <text:p text:style-name="P21">Mise à jour de la liste des personnes connectées</text:p>
            </text:list-item>
            <text:list-item>
              <text:p text:style-name="P21">Possibilité d'engager une communication avec les personnes de cette liste</text:p>
            </text:list-item>
            <text:list-item>
              <text:p text:style-name="P21">Possibilité de recevoir des demandes de communication</text:p>
            </text:list-item>
            <text:list-item>
              <text:p text:style-name="P21">Possibilité de bannir une personne connectée ou d'être banni</text:p>
            </text:list-item>
            <text:list-item>
              <text:p text:style-name="P21">Possibilité d'envoyer des fichiers si le destinataire est d'accord</text:p>
            </text:list-item>
            <text:list-item>
              <text:p text:style-name="P21">Possibilité d'accepter ou refuser la réception de fichier</text:p>
            </text:list-item>
            <text:list-item>
              <text:p text:style-name="P21">Quitter une conversation « proprement » et pouvoir en commencer une nouvelle directement</text:p>
            </text:list-item>
            <text:list-item>
              <text:p text:style-name="P21">Quitter l'application « proprement »</text:p>
              <text:p text:style-name="P21"/>
            </text:list-item>
          </text:list>
        </text:list-item>
      </text:list>
      <text:p text:style-name="P17"/>
      <text:p text:style-name="P17">Chapitre 4<text:span text:style-name="T1"> </text:span><text:span text:style-name="T2">:</text:span></text:p>
      <text:p text:style-name="P18"/>
      <text:p text:style-name="P18"/>
      <text:p text:style-name="P9">Annexe<text:span text:style-name="T1"> :</text:span></text:p>
      <text:p text:style-name="P5"><text:span text:style-name="T6">user</text:span> : une suite de 8 caractères ascii. Si le nom de l’utilisateur est de longueur inférieure à 8, le <text:tab/>caractère ascii 32 sera employé comme caractère de bourrage. Ainsi pour l’utilisateur « <text:tab/>yunes » la suite yunes␣␣␣ devra être employée. </text:p>
      <text:p text:style-name="P5"><text:span text:style-name="T6">machine</text:span> : représente le codage de l’adresse IPv4 d’une machine. Ce codage est sur 15 caractères : <text:tab/>4 groupes de trois chiffres décimaux séparés par le caractère . (point). Le caractère 0 est <text:tab/>employé comme caractère de bourrage. Ainsi l’adresse IPv4 192.168.1.0 sera représentée <text:tab/>par la suite de caractères 192.168.001.000. </text:p>
      <text:p text:style-name="P5"><text:span text:style-name="T6">port </text:span>: représente le codage d’un numéro d’un numéro de port. Ce codage est sur 5 caractères <text:tab/>décimaux avec 0 comme caractère de bourrage. Ainsi le numéro de port 345 sera <text:tab/>représenté par la suite de caractères 00345. </text:p>
      <text:p text:style-name="P5"><text:span text:style-name="T6">length</text:span> : représente une longueur comprise entre 1 et 500. La valeur est codée sur trois chiffres en <text:tab/>utilisant le caractère 0 comme bourrage<text:note text:id="ftn2" text:note-class="footnote"><text:note-citation text:label="*">*</text:note-citation><text:note-body><text:p text:style-name="P19">confère annexe à la fin du document</text:p></text:note-body></text:note>. Ainsi la longueur 23 sera codée par la suite de <text:tab/>caractères 023. </text:p>
      <text:p text:style-name="P5"><text:span text:style-name="T6">seqchars</text:span> : est une séquence de caractères. Celle-ci n’a pas de longueur en tant que telle, si une <text:s/><text:tab/>longueur doit être précisée le protocole fournit cette information par ailleurs. Les <text:tab/>caractères sont de simples caractères ascii 8-bits de l’encodage latin-1. Attention : il n’y a <text:tab/>pas de caractère de fin ou quelque chose de cet ordre. </text:p>
      <text:p text:style-name="P5"><text:span text:style-name="T6">filelength </text:span>: représente une longueur (éventuellement nulle). La valeur est codée sur autant de <text:tab/>chiffres décimaux que voulu. La longueur 234876 pourra être codée par la suite de <text:tab/>caractères 234876, mais pourra très bien l’être aussi par la suite 0000000234876. </text:p>
      <text:p text:style-name="P5"><text:span text:style-name="T6">filename </text:span>: représentera un nom de fichier encodé par une suite de 40 caractères ; suite <text:tab/>uniquement constituée de caractères alphabétiques non accentuées (majuscules ou <text:tab/>minuscules), chiffres et . (point) et rien d’autre (pas d’espaces, souligné, tiret, etc). Le <text:tab/><text:tab/>caractère ␣ devra être employé comme caractère de bourrage. Ainsi le fichier <text:tab/><text:tab/>«superfichier.txt» sera encodé sous la forme </text:p>
      <text:p text:style-name="P5"><text:tab/>superfichier.txt␣␣␣␣␣␣␣␣␣␣␣␣␣␣␣␣␣␣␣␣␣␣␣.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fir Medjeber</meta:initial-creator>
    <meta:creation-date>2014-05-19T15:24:56</meta:creation-date>
    <dc:date>2014-05-20T00:16:44</dc:date>
    <dc:creator>Safir Medjeber</dc:creator>
    <meta:editing-duration>PT4H29M2S</meta:editing-duration>
    <meta:editing-cycles>16</meta:editing-cycles>
    <meta:generator>OpenOffice/4.0.1$Unix OpenOffice.org_project/401m5$Build-9714</meta:generator>
    <meta:document-statistic meta:table-count="0" meta:image-count="8" meta:object-count="0" meta:page-count="9" meta:paragraph-count="56" meta:word-count="1048" meta:character-count="6485"/>
  </office:meta>
</office:document-meta>
</file>